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0.8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sum</text:p>
          </table:table-cell>
          <table:table-cell office:value-type="string">
            <text:p>total cases=</text:p>
          </table:table-cell>
          <table:table-cell table:formula="of:=COUNTA([.D2:.D37])" office:value-type="float" office:value="36">
            <text:p>36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entries</text:p>
          </table:table-cell>
          <table:table-cell office:value-type="string">
            <text:p>ratio</text:p>
          </table:table-cell>
          <table:table-cell office:value-type="string">
            <text:p>incre</text:p>
          </table:table-cell>
        </table:table-row>
        <table:table-row table:style-name="ro1">
          <table:table-cell office:value-type="string">
            <text:p>https://wiki.openoffice.org/wiki/Documentation/How_Tos/Calc:_SUMIF_function#Example: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table:formula="of:=COUNTIF([.$D$2:.$D$37]; [.G2])" office:value-type="float" office:value="6">
            <text:p>6</text:p>
          </table:table-cell>
          <table:table-cell table:style-name="ce3" table:formula="of:=[.H2]/[.$F$1]" office:value-type="percentage" office:value="0.166666666666667">
            <text:p>16.7%</text:p>
          </table:table-cell>
          <table:table-cell table:formula="of:=SUM([.$I$2:.I2])" office:value-type="percentage" office:value="0.166666666666667">
            <text:p>17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2" table:formula="of:=COUNTIF([.$D$2:.$D$37]; [.G3])" office:value-type="float" office:value="5">
            <text:p>5</text:p>
          </table:table-cell>
          <table:table-cell table:style-name="ce3" table:formula="of:=[.H3]/[.$F$1]" office:value-type="percentage" office:value="0.138888888888889">
            <text:p>13.9%</text:p>
          </table:table-cell>
          <table:table-cell table:formula="of:=SUM([.$I$2:.I3])" office:value-type="percentage" office:value="0.305555555555556">
            <text:p>31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table:style-name="ce2" table:formula="of:=COUNTIF([.$D$2:.$D$37]; [.G4])" office:value-type="float" office:value="5">
            <text:p>5</text:p>
          </table:table-cell>
          <table:table-cell table:style-name="ce3" table:formula="of:=[.H4]/[.$F$1]" office:value-type="percentage" office:value="0.138888888888889">
            <text:p>13.9%</text:p>
          </table:table-cell>
          <table:table-cell table:formula="of:=SUM([.$I$2:.I4])" office:value-type="percentage" office:value="0.444444444444444">
            <text:p>44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 office:value-type="float" office:value="5">
            <text:p>5</text:p>
          </table:table-cell>
          <table:table-cell table:style-name="ce2" table:formula="of:=COUNTIF([.$D$2:.$D$37]; [.G5])" office:value-type="float" office:value="4">
            <text:p>4</text:p>
          </table:table-cell>
          <table:table-cell table:style-name="ce3" table:formula="of:=[.H5]/[.$F$1]" office:value-type="percentage" office:value="0.111111111111111">
            <text:p>11.1%</text:p>
          </table:table-cell>
          <table:table-cell table:formula="of:=SUM([.$I$2:.I5])" office:value-type="percentage" office:value="0.555555555555556">
            <text:p>56%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style-name="ce2" table:formula="of:=COUNTIF([.$D$2:.$D$37]; [.G6])" office:value-type="float" office:value="4">
            <text:p>4</text:p>
          </table:table-cell>
          <table:table-cell table:style-name="ce3" table:formula="of:=[.H6]/[.$F$1]" office:value-type="percentage" office:value="0.111111111111111">
            <text:p>11.1%</text:p>
          </table:table-cell>
          <table:table-cell table:formula="of:=SUM([.$I$2:.I6])" office:value-type="percentage" office:value="0.666666666666667">
            <text:p>67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2" table:formula="of:=COUNTIF([.$D$2:.$D$37]; [.G7])" office:value-type="float" office:value="3">
            <text:p>3</text:p>
          </table:table-cell>
          <table:table-cell table:style-name="ce3" table:formula="of:=[.H7]/[.$F$1]" office:value-type="percentage" office:value="0.0833333333333333">
            <text:p>8.3%</text:p>
          </table:table-cell>
          <table:table-cell table:formula="of:=SUM([.$I$2:.I7])" office:value-type="percentage" office:value="0.75">
            <text:p>75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style-name="ce2" table:formula="of:=COUNTIF([.$D$2:.$D$37]; [.G8])" office:value-type="float" office:value="3">
            <text:p>3</text:p>
          </table:table-cell>
          <table:table-cell table:style-name="ce3" table:formula="of:=[.H8]/[.$F$1]" office:value-type="percentage" office:value="0.0833333333333333">
            <text:p>8.3%</text:p>
          </table:table-cell>
          <table:table-cell table:formula="of:=SUM([.$I$2:.I8])" office:value-type="percentage" office:value="0.833333333333333">
            <text:p>83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table:formula="of:=COUNTIF([.$D$2:.$D$37]; [.G9])" office:value-type="float" office:value="2">
            <text:p>2</text:p>
          </table:table-cell>
          <table:table-cell table:style-name="ce3" table:formula="of:=[.H9]/[.$F$1]" office:value-type="percentage" office:value="0.0555555555555556">
            <text:p>5.6%</text:p>
          </table:table-cell>
          <table:table-cell table:formula="of:=SUM([.$I$2:.I9])" office:value-type="percentage" office:value="0.888888888888889">
            <text:p>89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2" office:value-type="float" office:value="11">
            <text:p>11</text:p>
          </table:table-cell>
          <table:table-cell table:style-name="ce2" table:formula="of:=COUNTIF([.$D$2:.$D$37]; [.G10])" office:value-type="float" office:value="2">
            <text:p>2</text:p>
          </table:table-cell>
          <table:table-cell table:style-name="ce3" table:formula="of:=[.H10]/[.$F$1]" office:value-type="percentage" office:value="0.0555555555555556">
            <text:p>5.6%</text:p>
          </table:table-cell>
          <table:table-cell table:formula="of:=SUM([.$I$2:.I10])" office:value-type="percentage" office:value="0.944444444444444">
            <text:p>94%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2" table:formula="of:=COUNTIF([.$D$2:.$D$37]; [.G11])" office:value-type="float" office:value="1">
            <text:p>1</text:p>
          </table:table-cell>
          <table:table-cell table:style-name="ce3" table:formula="of:=[.H11]/[.$F$1]" office:value-type="percentage" office:value="0.0277777777777778">
            <text:p>2.8%</text:p>
          </table:table-cell>
          <table:table-cell table:formula="of:=SUM([.$I$2:.I11])" office:value-type="percentage" office:value="0.972222222222222">
            <text:p>97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  <draw:frame table:end-cell-address="'1'.L32" table:end-x="1.422cm" table:end-y="0.067cm" draw:z-index="0" draw:style-name="gr1" draw:text-style-name="P1" svg:width="15.999cm" svg:height="8.999cm" svg:x="1.084cm" svg:y="0.101cm">
              <draw:object draw:notify-on-update-of-ranges="'1'.G2:'1'.G13 '1'.H1:'1'.H1 '1'.H2:'1'.H13 '1'.J1:'1'.J1 '1'.J2:'1'.J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table:style-name="ce2" table:formula="of:=COUNTIF([.$D$2:.$D$37]; [.G12])" office:value-type="float" office:value="1">
            <text:p>1</text:p>
          </table:table-cell>
          <table:table-cell table:style-name="ce3" table:formula="of:=[.H12]/[.$F$1]" office:value-type="percentage" office:value="0.0277777777777778">
            <text:p>2.8%</text:p>
          </table:table-cell>
          <table:table-cell table:formula="of:=SUM([.$I$2:.I12])" office:value-type="percentage" office:value="1">
            <text:p>100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2" table:formula="of:=COUNTIF([.$D$2:.$D$37]; [.G13])" office:value-type="float" office:value="0">
            <text:p>0</text:p>
          </table:table-cell>
          <table:table-cell table:style-name="ce3" table:formula="of:=[.H13]/[.$F$1]" office:value-type="percentage" office:value="0">
            <text:p>0.0%</text:p>
          </table:table-cell>
          <table:table-cell table:formula="of:=SUM([.$I$2:.I13])" office:value-type="percentage" office:value="1">
            <text:p>100%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'1'.G2:'1'.I13" table:contains-header="false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020/10/26</text:date>, <text:time>15:20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26T15:03:35.55</meta:creation-date>
    <meta:generator>OpenOffice/4.1.3$Win32 OpenOffice.org_project/413m1$Build-9783</meta:generator>
    <dc:date>2020-10-26T15:20:51.96</dc:date>
    <dc:creator>iwabuchi ken</dc:creator>
    <meta:editing-duration>PT16M27S</meta:editing-duration>
    <meta:editing-cycles>4</meta:editing-cycles>
    <meta:document-statistic meta:table-count="1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aw:opacity="50%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3.926cm" style:legend-expansion="high" chart:style-name="ch2"/>
        <chart:plot-area chart:style-name="ch3" table:cell-range-address="'1'.G2:'1'.H13 '1'.H1:'1'.H1 '1'.J1:'1'.J13" chart:data-source-has-labels="both" svg:x="0.77cm" svg:y="0.855cm" svg:width="12.803cm" svg:height="7.545cm">
          <chartooo:coordinate-region svg:x="1.206cm" svg:y="1.068cm" svg:width="11.639cm" svg:height="6.659cm"/>
          <chart:axis chart:dimension="x" chart:name="primary-x" chart:style-name="ch4" chartooo:axis-type="auto">
            <chartooo:date-scale/>
            <chart:categories table:cell-range-address="'1'.G2:'1'.G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1'.H2:'1'.H13" chart:label-cell-address="'1'.H1:'1'.H1" chart:class="chart:bar">
            <chart:data-point chart:repeated="12"/>
          </chart:series>
          <chart:series chart:attached-axis="secondary-y" chart:style-name="ch9" chart:values-cell-range-address="'1'.J2:'1'.J13" chart:label-cell-address="'1'.J1:'1'.J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ies</text:p>
                <draw:g>
                  <svg:desc>'1'.H1:'1'.H1</svg:desc>
                </draw:g>
              </table:table-cell>
              <table:table-cell office:value-type="string">
                <text:p>incre</text:p>
                <draw:g>
                  <svg:desc>'1'.J1:'1'.J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1'.G2:'1'.G13</svg:desc>
                </draw:g>
              </table:table-cell>
              <table:table-cell office:value-type="float" office:value="6">
                <text:p>6</text:p>
                <draw:g>
                  <svg:desc>'1'.H2:'1'.H13</svg:desc>
                </draw:g>
              </table:table-cell>
              <table:table-cell office:value-type="float" office:value="0.166666666666667">
                <text:p>0.166666666666667</text:p>
                <draw:g>
                  <svg:desc>'1'.J2:'1'.J1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